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2 2 4 0 0 0 0 0 0 0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2" style:parent-style-name="Normale" style:family="paragraph">
      <style:paragraph-properties fo:text-align="center"/>
    </style:style>
    <style:style style:name="P3" style:parent-style-name="Normale" style:family="paragraph">
      <style:paragraph-properties fo:text-align="center"/>
    </style:style>
    <style:style style:name="T4" style:parent-style-name="Car.predefinitoparagrafo" style:family="text">
      <style:text-properties fo:font-weight="bold" style:font-weight-asian="bold" fo:font-size="14pt" style:font-size-asian="14pt"/>
    </style:style>
    <style:style style:name="T5" style:parent-style-name="Car.predefinitoparagrafo" style:family="text">
      <style:text-properties fo:font-weight="bold" style:font-weight-asian="bold"/>
    </style:style>
    <style:style style:name="TableColumn7" style:family="table-column">
      <style:table-column-properties style:column-width="1.8152in"/>
    </style:style>
    <style:style style:name="TableColumn8" style:family="table-column">
      <style:table-column-properties style:column-width="0.9375in"/>
    </style:style>
    <style:style style:name="TableColumn9" style:family="table-column">
      <style:table-column-properties style:column-width="2.0673in"/>
    </style:style>
    <style:style style:name="TableColumn10" style:family="table-column">
      <style:table-column-properties style:column-width="2.4409in"/>
    </style:style>
    <style:style style:name="Table6" style:family="table">
      <style:table-properties style:width="7.261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e" style:family="paragraph">
      <style:paragraph-properties fo:text-align="center" fo:margin-bottom="0in" fo:line-height="100%"/>
      <style:text-properties fo:font-weight="bold" style:font-weight-asian="bold" fo:font-size="14pt" style:font-size-asian="14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e" style:family="paragraph">
      <style:paragraph-properties fo:text-align="center" fo:margin-bottom="0in" fo:line-height="100%"/>
      <style:text-properties fo:font-weight="bold" style:font-weight-asian="bold" fo:font-size="14pt" style:font-size-asian="14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e" style:family="paragraph">
      <style:paragraph-properties fo:text-align="center" fo:margin-bottom="0in" fo:line-height="100%"/>
      <style:text-properties fo:font-weight="bold" style:font-weight-asian="bold" fo:font-size="14pt" style:font-size-asian="14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e" style:family="paragraph">
      <style:paragraph-properties fo:text-align="center" fo:margin-bottom="0in" fo:line-height="100%"/>
      <style:text-properties fo:font-weight="bold" style:font-weight-asian="bold" fo:font-size="14pt" style:font-size-asian="14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e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e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e" style:family="paragraph">
      <style:paragraph-properties fo:text-align="center" fo:margin-bottom="0in" fo:line-height="100%"/>
    </style:style>
    <style:style style:name="P29" style:parent-style-name="Normale" style:family="paragraph">
      <style:paragraph-properties fo:text-align="center" fo:margin-bottom="0in" fo:line-height="100%"/>
    </style:style>
    <style:style style:name="P30" style:parent-style-name="Normale" style:family="paragraph">
      <style:paragraph-properties fo:text-align="center"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rmale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e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e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e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e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e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e" style:family="paragraph">
      <style:paragraph-properties fo:text-align="center"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e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e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e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e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e" style:family="paragraph">
      <style:paragraph-properties fo:text-align="center"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e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e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e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e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e" style:family="paragraph">
      <style:paragraph-properties fo:text-align="center"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e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e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e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Normale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e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e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e" style:family="paragraph">
      <style:paragraph-properties fo:text-align="center"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e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e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Normale" style:family="paragraph">
      <style:paragraph-properties fo:text-align="center" fo:margin-bottom="0in" fo:line-height="100%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e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e" style:family="paragraph">
      <style:paragraph-properties fo:text-align="center"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e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e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e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e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e" style:family="paragraph">
      <style:paragraph-properties fo:text-align="center" fo:margin-bottom="0in" fo:line-height="100%"/>
    </style:style>
    <style:style style:name="P157" style:parent-style-name="Normale" style:family="paragraph">
      <style:paragraph-properties fo:text-align="center"/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chema EER</text:p>
      <text:p text:style-name="P2"><draw:frame draw:style-name="a0" draw:transform="translate(-4.94494in -1.92014in) rotate(-1.5708) translate(4.94494in 1.92014in)" draw:name="Immagine 2" text:anchor-type="as-char" svg:width="9.88988in" svg:height="3.84029in" style:rel-width="scale" style:rel-height="scale"><draw:image xlink:href="media/image1.png" xlink:type="simple" xlink:show="embed" xlink:actuate="onLoad"/><svg:title/><svg:desc/></draw:frame></text:p>
      <text:soft-page-break/>
      <text:p text:style-name="P3"><text:span text:style-name="T4">Dizionario dei Dati</text:span><text:span text:style-name="T5"><text:line-break/>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Nome del Dato</text:p>
          </table:table-cell>
          <table:table-cell table:style-name="TableCell14">
            <text:p text:style-name="P15">Tipo</text:p>
          </table:table-cell>
          <table:table-cell table:style-name="TableCell16">
            <text:p text:style-name="P17">Descrizione</text:p>
          </table:table-cell>
          <table:table-cell table:style-name="TableCell18">
            <text:p text:style-name="P19">Attributi</text:p>
          </table:table-cell>
        </table:table-row>
        <table:table-row table:style-name="TableRow20">
          <table:table-cell table:style-name="TableCell21">
            <text:p text:style-name="P22">Utente</text:p>
          </table:table-cell>
          <table:table-cell table:style-name="TableCell23">
            <text:p text:style-name="P24">E</text:p>
          </table:table-cell>
          <table:table-cell table:style-name="TableCell25">
            <text:p text:style-name="P26">Soggetto registrato in grado sia di acquistare prodotti sia di venderli</text:p>
          </table:table-cell>
          <table:table-cell table:style-name="TableCell27">
            <text:p text:style-name="P28">C.F (Chiave)</text:p>
            <text:p text:style-name="P29">Nome,<text:s/>Cognome, CAP, Indirizzo Spedizione, Data di Nascita, Carta di Credito (Attributo composto: PIN, Data Scadenza, CVV), Affidabilità (Attribuito derivabile: Somma tra voto dei commenti e ordini andati a buon fine)</text:p>
            <text:p text:style-name="P30"/>
          </table:table-cell>
        </table:table-row>
        <table:table-row table:style-name="TableRow31">
          <table:table-cell table:style-name="TableCell32">
            <text:p text:style-name="P33">Fa</text:p>
          </table:table-cell>
          <table:table-cell table:style-name="TableCell34">
            <text:p text:style-name="P35">R (debole)</text:p>
          </table:table-cell>
          <table:table-cell table:style-name="TableCell36">
            <text:p text:style-name="P37">Relazione che collega utente<text:s/>che fa il commento allo stesso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Riceve</text:p>
          </table:table-cell>
          <table:table-cell table:style-name="TableCell43">
            <text:p text:style-name="P44">R (Debole)</text:p>
          </table:table-cell>
          <table:table-cell table:style-name="TableCell45">
            <text:p text:style-name="P46">Relazione che collega l’utente ai commenti ricevuti da altri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Commento</text:p>
          </table:table-cell>
          <table:table-cell table:style-name="TableCell52">
            <text:p text:style-name="P53">E (debole)</text:p>
          </table:table-cell>
          <table:table-cell table:style-name="TableCell54">
            <text:p text:style-name="P55">Un commento è un’entità debole nei confronti dell’utente</text:p>
          </table:table-cell>
          <table:table-cell table:style-name="TableCell56">
            <text:p text:style-name="P57">Descrizione, Data, Voto</text:p>
          </table:table-cell>
        </table:table-row>
        <table:table-row table:style-name="TableRow58">
          <table:table-cell table:style-name="TableCell59">
            <text:p text:style-name="P60">Possiede</text:p>
          </table:table-cell>
          <table:table-cell table:style-name="TableCell61">
            <text:p text:style-name="P62">R (debole)</text:p>
          </table:table-cell>
          <table:table-cell table:style-name="TableCell63">
            <text:p text:style-name="P64">Relazione che<text:s/>collega un utente ad un oggetto di tipo fisico in vendita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Prodotto Fisico</text:p>
          </table:table-cell>
          <table:table-cell table:style-name="TableCell70">
            <text:p text:style-name="P71">E (debole)</text:p>
          </table:table-cell>
          <table:table-cell table:style-name="TableCell72">
            <text:p text:style-name="P73">Un prodotto fisico è un’entità debole collegata ad un solo venditore</text:p>
          </table:table-cell>
          <table:table-cell table:style-name="TableCell74">
            <text:p text:style-name="P75">Codice (Chiave parziale collegata ad Utente), Prezzo, Descrizione</text:p>
          </table:table-cell>
        </table:table-row>
        <table:table-row table:style-name="TableRow76">
          <table:table-cell table:style-name="TableCell77">
            <text:p text:style-name="P78">Contratto</text:p>
          </table:table-cell>
          <table:table-cell table:style-name="TableCell79">
            <text:p text:style-name="P80">R</text:p>
          </table:table-cell>
          <table:table-cell table:style-name="TableCell81">
            <text:p text:style-name="P82">Contratto è una relazione quaternaria che collega due utenti (un venditore e un compratore) ad un prodotto Software (per il quale assume ruolo di relazione debole) e ad un Ordine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Software</text:p>
          </table:table-cell>
          <table:table-cell table:style-name="TableCell88">
            <text:p text:style-name="P89">E (debole)</text:p>
          </table:table-cell>
          <table:table-cell table:style-name="TableCell90">
            <text:p text:style-name="P91">Software è un’entità debole rispetto all’utente venditore che viene creata<text:s/>nel momento di creazione del Contratto</text:p>
          </table:table-cell>
          <table:table-cell table:style-name="TableCell92">
            <text:p text:style-name="P93">Codice (Chiave parziale collegata ad Utente), Data Scadenza, Prezzo</text:p>
          </table:table-cell>
        </table:table-row>
        <table:table-row table:style-name="TableRow94">
          <table:table-cell table:style-name="TableCell95">
            <text:p text:style-name="P96">E’ prototipo di</text:p>
          </table:table-cell>
          <table:table-cell table:style-name="TableCell97">
            <text:p text:style-name="P98">R</text:p>
          </table:table-cell>
          <table:table-cell table:style-name="TableCell99">
            <text:p text:style-name="P100">Questa relazione collega un software al suo prototipo che è unico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Fattura</text:p>
          </table:table-cell>
          <table:table-cell table:style-name="TableCell106">
            <text:p text:style-name="P107">R</text:p>
          </table:table-cell>
          <table:table-cell table:style-name="TableCell108">
            <text:p text:style-name="P109">Fattura è una relazione ternaria che collega<text:s/>l’Utente compratore ad un Prodotto Fisico e ad un Ordine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Ordine</text:p>
          </table:table-cell>
          <table:table-cell table:style-name="TableCell115">
            <text:p text:style-name="P116">E</text:p>
          </table:table-cell>
          <table:table-cell table:style-name="TableCell117">
            <text:p text:style-name="P118">L’ordine è un’entità collegata ad un unico Prodotto (sia questo Fisico o Software) e collegato a Consegna Effettuata (Il numero di relazione con questa ne indica il completamento, in caso<text:s/>siano due l’ordine è da ritenersi completato)</text:p>
          </table:table-cell>
          <table:table-cell table:style-name="TableCell119">
            <text:p text:style-name="P120">ID Ordine (Chiave), Data Ordine, Data Scadenza, Tipo Spedizione, Prezzo Totale (Attributo Derivabile: Somma del prezzo del prodotto col prezzo del tipo di spedizione)</text:p>
          </table:table-cell>
        </table:table-row>
        <table:table-row table:style-name="TableRow121">
          <table:table-cell table:style-name="TableCell122">
            <text:p text:style-name="P123">Segue</text:p>
          </table:table-cell>
          <table:table-cell table:style-name="TableCell124">
            <text:p text:style-name="P125">R (debole)</text:p>
          </table:table-cell>
          <table:table-cell table:style-name="TableCell126">
            <text:p text:style-name="P127">Relazione che collega l’Ordine (che ne può possedere al più<text:s/><text:soft-page-break/>2) con Consegna Effettuata che è entità debole<text:s/>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Consegna Effettuata</text:p>
          </table:table-cell>
          <table:table-cell table:style-name="TableCell133">
            <text:p text:style-name="P134">E (debole)</text:p>
          </table:table-cell>
          <table:table-cell table:style-name="TableCell135">
            <text:p text:style-name="P136">Consegna Effettuate è un’entità debole rispetto a Ordine), è la superclasse di una gerarchia totale e disgiunta, le sue sottoclassi sono: Consegna Software e Consegna Prodotto Fisico.</text:p>
          </table:table-cell>
          <table:table-cell table:style-name="TableCell137">
            <text:p text:style-name="P138">ID Consegna (Chiave), Fase: questo attributo identifica se la consegna è di fase uno (fatta dall’utente venditore al magazzino) o di fase due (fatta dall’ente spedizioniere all’utente compratore), in questo modo<text:s/>permette di tracciare la spedizione in caso di rimborso; Data</text:p>
          </table:table-cell>
        </table:table-row>
        <table:table-row table:style-name="TableRow139">
          <table:table-cell table:style-name="TableCell140">
            <text:p text:style-name="P141">Effettuato da</text:p>
          </table:table-cell>
          <table:table-cell table:style-name="TableCell142">
            <text:p text:style-name="P143">R</text:p>
          </table:table-cell>
          <table:table-cell table:style-name="TableCell144">
            <text:p text:style-name="P145">Questa relazione collega Consegna Prodotto Fisico a Ente Spedizioniere, se il prodotto è alla fase due di consegna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Ente Spedizioniere</text:p>
          </table:table-cell>
          <table:table-cell table:style-name="TableCell151">
            <text:p text:style-name="P152">E</text:p>
          </table:table-cell>
          <table:table-cell table:style-name="TableCell153">
            <text:p text:style-name="P154">Ente Spedizioniere è la superclasse di<text:s/>una gerarchia totale e disgiunta, le sue sottoclassi sono: Corriere Espresso e Posta Ordinaria<text:s/></text:p>
          </table:table-cell>
          <table:table-cell table:style-name="TableCell155">
            <text:p text:style-name="P156">P.IVA (Chiave), Nome Azienda, Telefono, Indirizzo.</text:p>
          </table:table-cell>
        </table:table-row>
      </table:table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ja" style:country-asian="JP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196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3034in"/>
      </style:footer-style>
    </style:page-layout>
  </office:automatic-styles>
  <office:master-styles>
    <style:master-page style:name="MP0" style:page-layout-name="PL0">
      <style:footer>
        <text:p text:style-name="Pièdipagina"/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ffaele Della Valle</meta:initial-creator>
    <dc:creator>Raffaele Della Valle</dc:creator>
    <meta:creation-date>2017-02-21T16:58:00Z</meta:creation-date>
    <dc:date>2017-02-21T20:11:00Z</dc:date>
    <meta:template xlink:href="Normal.dotm" xlink:type="simple"/>
    <meta:editing-cycles>4</meta:editing-cycles>
    <meta:editing-duration>PT1020S</meta:editing-duration>
    <meta:document-statistic meta:page-count="3" meta:paragraph-count="5" meta:word-count="428" meta:character-count="2866" meta:row-count="20" meta:non-whitespace-character-count="2443"/>
  </office:meta>
</office:document-meta>
</file>